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UZMAN ZUÑIGA, MARIA ELEN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72783954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GUZMAN ZUÑIGA, MARIA ELEN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278395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38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8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9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8T15:48:4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